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eeeeee" draw:opacity="100%" draw:textarea-horizontal-align="justify" draw:textarea-vertical-align="middle" draw:auto-grow-height="false" fo:min-height="6.942cm" fo:min-width="24.053cm"/>
    </style:style>
    <style:style style:name="gr2" style:family="graphic" style:parent-style-name="standard">
      <style:graphic-properties svg:stroke-color="#000000" draw:fill-color="#cfe7f5" draw:textarea-horizontal-align="justify" draw:textarea-vertical-align="middle" draw:auto-grow-height="false" fo:min-height="1.04cm" fo:min-width="0.8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3.5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3cm" fo:min-width="3.3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16.08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gradient" draw:fill-gradient-name="Gradient_20_16" draw:textarea-horizontal-align="justify" draw:textarea-vertical-align="middle" draw:auto-grow-height="false" fo:min-height="5.121cm" fo:min-width="8.3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3cm" fo:min-width="7.463cm"/>
    </style:style>
    <style:style style:name="gr10" style:family="graphic" style:parent-style-name="standard">
      <style:graphic-properties svg:stroke-color="#000000" draw:fill="none" draw:fill-color="#eeeeee" draw:opacity="100%" draw:textarea-horizontal-align="justify" draw:textarea-vertical-align="middle" draw:auto-grow-height="false" fo:min-height="0.996cm" fo:min-width="9.0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3cm" fo:min-width="5.5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3.663cm"/>
    </style:style>
    <style:style style:name="gr13" style:family="graphic" style:parent-style-name="standard">
      <style:graphic-properties draw:fill="gradient" draw:fill-gradient-name="Gradient_20_16" draw:textarea-horizontal-align="justify" draw:textarea-vertical-align="middle" draw:auto-grow-height="false" fo:min-height="5.121cm" fo:min-width="8.5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3cm" fo:min-width="5.60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5cm" fo:min-width="4.32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009cm"/>
    </style:style>
    <style:style style:name="P1" style:family="paragraph">
      <loext:graphic-properties draw:fill="none" draw:fill-color="#eeeeee" draw:opacity="100%"/>
      <style:paragraph-properties fo:text-align="center"/>
    </style:style>
    <style:style style:name="P2" style:family="paragraph">
      <loext:graphic-properties draw:fill-color="#cfe7f5"/>
      <style:paragraph-properties fo:text-align="center"/>
    </style:style>
    <style:style style:name="P3" style:family="paragraph">
      <style:text-properties fo:font-size="9.10000038146973pt"/>
    </style:style>
    <style:style style:name="P4" style:family="paragraph">
      <loext:graphic-properties draw:fill="none" draw:fill-color="#ffffff"/>
      <style:text-properties fo:font-size="9.10000038146973pt" style:font-size-asian="12pt" style:font-size-complex="12pt"/>
    </style:style>
    <style:style style:name="P5" style:family="paragraph">
      <style:paragraph-properties fo:text-align="center"/>
      <style:text-properties fo:font-size="9.10000038146973pt"/>
    </style:style>
    <style:style style:name="P6" style:family="paragraph">
      <loext:graphic-properties draw:fill="none" draw:fill-color="#ffffff"/>
      <style:paragraph-properties fo:text-align="center"/>
      <style:text-properties fo:font-size="9.10000038146973pt" style:font-size-asian="12pt" style:font-size-complex="12pt"/>
    </style:style>
    <style:style style:name="P7" style:family="paragraph">
      <loext:graphic-properties draw:fill="none"/>
    </style:style>
    <style:style style:name="P8" style:family="paragraph">
      <loext:graphic-properties draw:fill="gradient" draw:fill-gradient-name="Gradient_20_16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553cm" svg:height="7.192cm" svg:x="1.672cm" svg:y="6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943cm" svg:height="1.822cm" svg:x="19.696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text-style-name="P4" draw:layer="layout" svg:width="4.068cm" svg:height="0.727cm" svg:x="18.628cm" svg:y="4.041cm">
          <draw:text-box>
            <text:p text:style-name="P3"><text:span text:style-name="T1">Desktop User</text:span></text:p>
          </draw:text-box>
        </draw:frame>
        <draw:frame draw:style-name="gr4" draw:text-style-name="P4" draw:layer="layout" svg:width="3.855cm" svg:height="1.263cm" svg:x="1.59cm" svg:y="6.838cm">
          <draw:text-box>
            <text:p text:style-name="P3"><text:span text:style-name="T1">Desktop App</text:span></text:p>
            <text:p text:style-name="P3"><text:span text:style-name="T1">[Container]</text:span></text:p>
          </draw:text-box>
        </draw:frame>
        <draw:frame draw:style-name="gr5" draw:text-style-name="P6" draw:layer="layout" svg:width="16.585cm" svg:height="1.8cm" svg:x="10.267cm" svg:y="5.456cm">
          <draw:text-box>
            <text:p text:style-name="P5"><text:span text:style-name="T1">Get random fruit, cheese, sweet. Get all fruits, cheeses, sweets.</text:span></text:p>
            <text:p text:style-name="P5"><text:span text:style-name="T1">Add new fruit, cheese, sweet.</text:span></text:p>
          </draw:text-box>
        </draw:frame>
        <draw:line draw:style-name="gr6" draw:text-style-name="P7" draw:layer="layout" svg:x1="20.726cm" svg:y1="4.677cm" svg:x2="20.725cm" svg:y2="5.425cm">
          <text:p/>
        </draw:line>
        <draw:line draw:style-name="gr7" draw:text-style-name="P7" draw:layer="layout" svg:x1="20.726cm" svg:y1="6.333cm" svg:x2="20.726cm" svg:y2="8.022cm">
          <text:p/>
        </draw:line>
        <draw:custom-shape draw:style-name="gr8" draw:text-style-name="P8" draw:layer="layout" svg:width="8.817cm" svg:height="5.371cm" svg:x="2.441cm" svg:y="8.028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7.963cm" svg:height="1.263cm" svg:x="2.986cm" svg:y="8.114cm">
          <draw:text-box>
            <text:p text:style-name="P3"><text:span text:style-name="T1">Food</text:span></text:p>
            <text:p text:style-name="P3"><text:span text:style-name="T1">[Component: JavaFX + MVP]</text:span></text:p>
          </draw:text-box>
        </draw:frame>
        <draw:line draw:style-name="gr7" draw:text-style-name="P7" draw:layer="layout" svg:x1="6.703cm" svg:y1="13.352cm" svg:x2="6.702cm" svg:y2="14.79cm">
          <text:p/>
        </draw:line>
        <draw:custom-shape draw:style-name="gr10" draw:text-style-name="P1" draw:layer="layout" svg:width="9.537cm" svg:height="1.246cm" svg:x="1.721cm" svg:y="1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4" draw:layer="layout" svg:width="6.086cm" svg:height="1.263cm" svg:x="1.656cm" svg:y="14.814cm">
          <draw:text-box>
            <text:p text:style-name="P3"><text:span text:style-name="T2">RESTful</text:span><text:span text:style-name="T1"> Web Service</text:span></text:p>
            <text:p text:style-name="P3"><text:span text:style-name="T1">[Container]</text:span></text:p>
          </draw:text-box>
        </draw:frame>
        <draw:frame draw:style-name="gr12" draw:text-style-name="P6" draw:layer="layout" svg:width="4.163cm" svg:height="0.725cm" svg:x="4.961cm" svg:y="10.304cm">
          <draw:text-box>
            <text:p text:style-name="P5"><text:span text:style-name="T1">User interface</text:span></text:p>
          </draw:text-box>
        </draw:frame>
        <draw:custom-shape draw:style-name="gr13" draw:text-style-name="P8" draw:layer="layout" svg:width="9.044cm" svg:height="5.371cm" svg:x="16.134cm" svg:y="8.036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6.108cm" svg:height="1.263cm" svg:x="17.637cm" svg:y="8.122cm">
          <draw:text-box>
            <text:p text:style-name="P3"><text:span text:style-name="T1">Main</text:span></text:p>
            <text:p text:style-name="P3"><text:span text:style-name="T1">[Component: JavaFX]</text:span></text:p>
          </draw:text-box>
        </draw:frame>
        <draw:frame draw:style-name="gr15" draw:text-style-name="P6" draw:layer="layout" svg:width="4.824cm" svg:height="1.199cm" svg:x="18.392cm" svg:y="10.131cm">
          <draw:text-box>
            <text:p text:style-name="P5"><text:span text:style-name="T1">The application</text:span></text:p>
            <text:p text:style-name="P5"><text:span text:style-name="T1">main entry point.</text:span></text:p>
          </draw:text-box>
        </draw:frame>
        <draw:frame draw:style-name="gr16" draw:text-style-name="P4" draw:layer="layout" svg:width="2.509cm" svg:height="0.725cm" svg:x="12.545cm" svg:y="10.282cm">
          <draw:text-box>
            <text:p text:style-name="P3"><text:span text:style-name="T1">creates</text:span></text:p>
          </draw:text-box>
        </draw:frame>
        <draw:line draw:style-name="gr6" draw:text-style-name="P9" draw:layer="layout" svg:x1="16.134cm" svg:y1="10.611cm" svg:x2="14.789cm" svg:y2="10.611cm">
          <text:p/>
        </draw:line>
        <draw:line draw:style-name="gr7" draw:text-style-name="P9" draw:layer="layout" svg:x1="12.603cm" svg:y1="10.59cm" svg:x2="11.258cm" svg:y2="10.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6" draw:display-name="Gradient 16" draw:style="linear" draw:start-color="#ffffff" draw:end-color="#cccccc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9T18:25:21.266950302</meta:creation-date>
    <meta:generator>LibreOffice/5.2.6.2$Linux_X86_64 LibreOffice_project/20$Build-2</meta:generator>
    <dc:date>2017-03-19T20:30:29.318575288</dc:date>
    <meta:editing-duration>PT1H17M12S</meta:editing-duration>
    <meta:editing-cycles>7</meta:editing-cycles>
    <meta:document-statistic meta:object-count="19"/>
  </office:meta>
</office:document-meta>
</file>